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0pt" fo:letter-spacing="normal" fo:font-style="normal" fo:font-weight="normal" style:font-size-asian="10pt" style:font-size-complex="10pt"/>
    </style:style>
    <style:style style:name="P2" style:family="paragraph" style:parent-style-name="Text_20_body">
      <style:paragraph-properties fo:margin-left="0in" fo:margin-right="0in" fo:margin-top="0in" fo:margin-bottom="0.1665in" loext:contextual-spacing="false" fo:orphans="2" fo:widows="2" fo:text-indent="0in" style:auto-text-indent="false"/>
    </style:style>
    <style:style style:name="P3" style:family="paragraph" style:parent-style-name="Heading_20_1">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0pt" fo:letter-spacing="normal" fo:font-style="normal" fo:font-weight="bold" style:font-size-asian="10pt" style:font-size-complex="10pt"/>
    </style:style>
    <style:style style:name="P4" style:family="paragraph" style:parent-style-name="Text_20_body">
      <style:paragraph-properties fo:margin-left="0in" fo:margin-right="0in" fo:margin-top="0in" fo:margin-bottom="0in" loext:contextual-spacing="false" fo:orphans="2" fo:widows="2" fo:text-indent="0in" style:auto-text-indent="false"/>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apple-system" fo:font-size="10pt" fo:letter-spacing="normal" fo:font-style="normal" fo:font-weight="normal" style:font-size-asian="10pt" style:font-size-complex="10pt"/>
    </style:style>
    <style:style style:name="P6"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SFMono-Regular" fo:font-size="10pt" fo:letter-spacing="normal" fo:font-style="normal" fo:font-weight="normal" style:font-size-asian="10pt" style:font-size-complex="10pt"/>
    </style:style>
    <style:style style:name="P7" style:family="paragraph" style:parent-style-name="Heading_20_1">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font-size="10pt" fo:letter-spacing="normal" fo:font-style="normal" fo:font-weight="bold" style:font-size-asian="10pt" style:font-size-complex="10pt"/>
    </style:style>
    <style:style style:name="P8"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font-size="10pt" fo:letter-spacing="normal" fo:font-style="normal" fo:font-weight="bold" style:font-size-asian="10pt" style:font-size-complex="10pt"/>
    </style:style>
    <style:style style:name="P9" style:family="paragraph" style:parent-style-name="Standard">
      <style:text-properties fo:font-size="10pt" style:font-size-asian="10pt" style:font-size-complex="10pt"/>
    </style:style>
    <style:style style:name="P10"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10pt" fo:letter-spacing="normal" fo:font-style="normal" fo:font-weight="normal" style:font-size-asian="10pt" style:font-size-complex="10pt"/>
    </style:style>
    <style:style style:name="P11"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font-size="10pt" fo:letter-spacing="normal" style:font-size-asian="10pt" style:font-size-complex="10pt"/>
    </style:style>
    <style:style style:name="P12"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size="10pt"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text-properties style:font-name="Lucida Sans Unicode" fo:font-size="10pt" fo:font-weight="normal" style:font-size-asian="10pt" style:font-weight-asian="normal" style:font-size-complex="10pt" style:font-weight-complex="normal"/>
    </style:style>
    <style:style style:name="P15" style:family="paragraph" style:parent-style-name="Text_20_body">
      <style:text-properties fo:font-size="10pt" style:font-size-asian="10pt" style:font-size-complex="10pt"/>
    </style:style>
    <style:style style:name="P16" style:family="paragraph" style:parent-style-name="Text_20_body" style:list-style-name="L1">
      <style:paragraph-properties fo:margin-top="0.1665in" fo:margin-bottom="0.1665in" loext:contextual-spacing="false" fo:orphans="2" fo:widows="2"/>
      <style:text-properties fo:font-variant="normal" fo:text-transform="none" fo:color="#24292e" style:font-name="apple-system" fo:font-size="10pt" fo:letter-spacing="normal" fo:font-style="normal" fo:font-weight="normal" style:font-size-asian="10pt" style:font-size-complex="10pt"/>
    </style:style>
    <style:style style:name="P17" style:family="paragraph" style:parent-style-name="Text_20_body" style:list-style-name="L2">
      <style:paragraph-properties fo:margin-top="0.1665in" fo:margin-bottom="0.1665in" loext:contextual-spacing="false" fo:orphans="2" fo:widows="2"/>
      <style:text-properties fo:font-variant="normal" fo:text-transform="none" fo:color="#24292e" style:font-name="apple-system" fo:font-size="10pt" fo:letter-spacing="normal" fo:font-style="normal" fo:font-weight="normal" style:font-size-asian="10pt" style:font-size-complex="10pt"/>
    </style:style>
    <style:style style:name="P18" style:family="paragraph" style:parent-style-name="Text_20_body" style:list-style-name="L2">
      <style:paragraph-properties fo:margin-top="0.1665in" fo:margin-bottom="0.1665in" loext:contextual-spacing="false" fo:orphans="2" fo:widows="2"/>
    </style:style>
    <style:style style:name="P19" style:family="paragraph" style:parent-style-name="Text_20_body" style:list-style-name="L2">
      <style:paragraph-properties fo:margin-left="0in" fo:margin-right="0in" fo:margin-top="0in" fo:margin-bottom="0in" loext:contextual-spacing="false" fo:orphans="2" fo:widows="2" fo:text-indent="0in" style:auto-text-indent="false"/>
    </style:style>
    <style:style style:name="P20"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24292e" style:font-name="apple-system" fo:font-size="10pt" fo:letter-spacing="normal" fo:font-style="normal" fo:font-weight="normal" style:font-size-asian="10pt" style:font-size-complex="10pt"/>
    </style:style>
    <style:style style:name="T2" style:family="text">
      <style:text-properties fo:font-variant="normal" fo:text-transform="none" fo:color="#24292e" style:font-name="SFMono-Regular" fo:font-size="10pt" fo:letter-spacing="normal" fo:font-style="normal" fo:font-weight="normal" style:font-size-asian="10pt" style:font-size-complex="10pt"/>
    </style:style>
    <style:style style:name="T3" style:family="text">
      <style:text-properties fo:font-variant="normal" fo:text-transform="none" fo:color="#222222" style:font-name="sans-serif" fo:font-size="10.5pt" fo:letter-spacing="normal" fo:font-style="normal"/>
    </style:style>
    <style:style style:name="T4" style:family="text">
      <style:text-properties fo:font-variant="normal" fo:text-transform="none" fo:color="#222222" style:font-name="sans-serif" fo:font-size="10.5pt" fo:letter-spacing="normal" fo:font-style="normal" fo:font-weight="bold"/>
    </style:style>
    <style:style style:name="T5" style:family="text">
      <style:text-properties fo:font-variant="normal" fo:text-transform="none" fo:color="#222222" style:font-name="sans-serif" fo:font-size="10.5pt" fo:letter-spacing="normal" fo:font-style="normal" fo:font-weight="bold" style:font-weight-asian="bold" style:font-weight-complex="bold"/>
    </style:style>
    <style:style style:name="T6" style:family="text">
      <style:text-properties fo:font-variant="normal" fo:text-transform="none" fo:color="#222222" style:font-name="sans-serif" fo:font-size="10.5pt" fo:letter-spacing="normal" fo:font-style="normal" fo:font-weight="bold" style:font-weight-asian="normal" style:font-weight-complex="normal"/>
    </style:style>
    <style:style style:name="T7" style:family="text">
      <style:text-properties fo:font-variant="normal" fo:text-transform="none" fo:color="#222222" style:font-name="sans-serif" fo:font-size="10.5pt" fo:letter-spacing="normal" fo:font-style="normal" fo:font-weight="normal"/>
    </style:style>
    <style:style style:name="T8" style:family="text">
      <style:text-properties fo:font-variant="normal" fo:text-transform="none" fo:color="#222222" style:font-name="sans-serif" fo:font-size="10.5pt" fo:letter-spacing="normal" fo:font-style="normal" fo:font-weight="normal" style:font-weight-asian="normal" style:font-weight-complex="normal"/>
    </style:style>
    <style:style style:name="T9" style:family="text">
      <style:text-properties fo:font-variant="normal" fo:text-transform="none" fo:color="#222222" fo:letter-spacing="normal"/>
    </style:style>
    <style:style style:name="T10" style:family="text">
      <style:text-properties fo:font-variant="normal" fo:text-transform="none" fo:color="#222222" fo:letter-spacing="normal" fo:font-weight="bold" style:font-weight-asian="bold" style:font-weight-complex="bold"/>
    </style:style>
    <style:style style:name="T11" style:family="text">
      <style:text-properties fo:font-variant="normal" fo:text-transform="none" fo:color="#222222" fo:letter-spacing="normal" fo:font-weight="normal" style:font-weight-asian="normal" style:font-weight-complex="normal"/>
    </style:style>
    <style:style style:name="T12" style:family="text">
      <style:text-properties fo:font-variant="normal" fo:text-transform="none" fo:color="#222222" fo:font-size="10.5pt" fo:letter-spacing="normal" fo:font-style="normal" fo:font-weight="normal" style:font-weight-asian="normal" style:font-weight-complex="normal"/>
    </style:style>
    <style:style style:name="T13" style:family="text">
      <style:text-properties fo:font-variant="normal" fo:text-transform="none" fo:color="#222222" style:font-name="Lucida Sans Unicode" fo:font-size="10.5pt" fo:letter-spacing="normal" fo:font-style="normal" fo:font-weight="normal" style:font-weight-asian="normal" style:font-weight-complex="normal"/>
    </style:style>
    <style:style style:name="T14" style:family="text">
      <style:text-properties fo:font-variant="normal" fo:text-transform="none" fo:color="#222222" style:font-name="Lucida Sans Unicode" fo:letter-spacing="normal" fo:font-weight="normal" style:font-weight-asian="normal" style:font-weight-complex="normal"/>
    </style:style>
    <style:style style:name="T15"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style:style>
    <style:style style:name="T16"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loext:padding-left="0in" loext:padding-right="0in" loext:padding-top="0in" loext:padding-bottom="0.0193in" loext:border-left="none" loext:border-right="none" loext:border-top="none" loext:border-bottom="0.06pt dotted #000000"/>
    </style:style>
    <style:style style:name="T17"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fo:background-color="#ffffff" loext:char-shading-value="0"/>
    </style:style>
    <style:style style:name="T1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2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weight-asian="normal" style:font-weight-complex="normal"/>
    </style:style>
    <style:style style:name="T2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2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font-weight-asian="normal" style:font-weight-complex="normal" loext:padding-left="0in" loext:padding-right="0in" loext:padding-top="0in" loext:padding-bottom="0.0193in" loext:border-left="none" loext:border-right="none" loext:border-top="none" loext:border-bottom="0.06pt dotted #000000"/>
    </style:style>
    <style:style style:name="T24" style:family="text">
      <style:text-properties fo:font-variant="normal" fo:text-transform="none" fo:color="#0b0080" style:text-line-through-style="none" style:text-line-through-type="none" style:font-name="sans-serif" fo:font-size="10.5pt" fo:letter-spacing="normal" fo:font-style="normal" style:text-underline-style="none" fo:font-weight="bold" style:text-blinking="false" style:font-weight-asian="bold" style:font-weight-complex="bold"/>
    </style:style>
    <style:style style:name="T25" style:family="text">
      <style:text-properties fo:font-variant="normal" fo:text-transform="none" fo:color="#0b0080" style:text-line-through-style="none" style:text-line-through-type="none" style:font-name="sans-serif" fo:font-size="10.5pt" fo:letter-spacing="normal" fo:font-style="normal" style:text-underline-style="none" fo:font-weight="bold" style:text-blinking="false" style:font-weight-asian="bold" style:font-weight-complex="bold" loext:padding-left="0in" loext:padding-right="0in" loext:padding-top="0in" loext:padding-bottom="0.0193in" loext:border-left="none" loext:border-right="none" loext:border-top="none" loext:border-bottom="0.06pt dotted #000000"/>
    </style:style>
    <style:style style:name="T26" style:family="text">
      <style:text-properties fo:font-variant="normal" fo:text-transform="none" fo:color="#0b0080" style:text-line-through-style="none" style:text-line-through-type="none" style:font-name="sans-serif" fo:font-size="10.5pt" fo:letter-spacing="normal" fo:font-style="normal" style:text-underline-style="none" fo:font-weight="bold" style:text-blinking="false" fo:background-color="#ffffff" loext:char-shading-value="0" style:font-weight-asian="bold" style:font-weight-complex="bold"/>
    </style:style>
    <style:style style:name="T27"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font-weight-asian="normal" style:font-weight-complex="normal"/>
    </style:style>
    <style:style style:name="T28"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font-weight-asian="normal" style:font-weight-complex="normal"/>
    </style:style>
    <style:style style:name="T29"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font-weight-asian="normal" style:font-weight-complex="normal" loext:padding-left="0in" loext:padding-right="0in" loext:padding-top="0in" loext:padding-bottom="0.0193in" loext:border-left="none" loext:border-right="none" loext:border-top="none" loext:border-bottom="0.06pt dotted #000000"/>
    </style:style>
    <style:style style:name="T30" style:family="text">
      <style:text-properties fo:font-variant="normal" fo:text-transform="none" fo:color="#0b0080" style:text-line-through-style="none" style:text-line-through-type="none" fo:font-size="10.5pt" fo:letter-spacing="normal" fo:font-style="normal" style:text-underline-style="none" fo:font-weight="normal" style:text-blinking="false" fo:background-color="#ffffff" loext:char-shading-value="0" style:font-weight-asian="normal" style:font-weight-complex="normal"/>
    </style:style>
    <style:style style:name="T31" style:family="text">
      <style:text-properties fo:font-variant="normal" fo:text-transform="none" fo:color="#0b0080" style:text-line-through-style="none" style:text-line-through-type="none" style:font-name="Lucida Sans Unicode" fo:font-size="10.5pt" fo:letter-spacing="normal" fo:font-style="normal" style:text-underline-style="none" fo:font-weight="normal" style:text-blinking="false" style:font-weight-asian="normal" style:font-weight-complex="normal"/>
    </style:style>
    <style:style style:name="T32" style:family="text">
      <style:text-properties fo:font-variant="normal" fo:text-transform="none" fo:color="#0b0080" style:text-line-through-style="none" style:text-line-through-type="none" style:font-name="Lucida Sans Unicode" fo:font-size="10.5pt" fo:letter-spacing="normal" fo:font-style="normal" style:text-underline-style="none" fo:font-weight="normal" style:text-blinking="false" style:font-weight-asian="normal" style:font-weight-complex="normal" loext:padding-left="0in" loext:padding-right="0in" loext:padding-top="0in" loext:padding-bottom="0.0193in" loext:border-left="none" loext:border-right="none" loext:border-top="none" loext:border-bottom="0.06pt dotted #000000"/>
    </style:style>
    <style:style style:name="T33" style:family="text">
      <style:text-properties fo:font-variant="normal" fo:text-transform="none" fo:color="#0b0080" style:text-line-through-style="none" style:text-line-through-type="none" style:font-name="Lucida Sans Unicode" fo:font-size="10.5pt" fo:letter-spacing="normal" fo:font-style="normal" style:text-underline-style="none" fo:font-weight="normal" style:text-blinking="false" fo:background-color="#ffffff" loext:char-shading-value="0" style:font-weight-asian="normal" style:font-weight-complex="normal"/>
    </style:style>
    <style:style style:name="T34" style:family="text">
      <style:text-properties style:font-name="SFMono-Regular" fo:font-style="normal" fo:font-weight="normal"/>
    </style:style>
    <style:style style:name="T35" style:family="text">
      <style:text-properties fo:color="#005cc5"/>
    </style:style>
    <style:style style:name="T36" style:family="text">
      <style:text-properties fo:color="#005cc5" style:font-name="SFMono-Regular" fo:font-style="normal" fo:font-weight="normal"/>
    </style:style>
    <style:style style:name="T37" style:family="text">
      <style:text-properties fo:color="#d73a49"/>
    </style:style>
    <style:style style:name="T38" style:family="text">
      <style:text-properties fo:color="#d73a49" style:font-name="SFMono-Regular" fo:font-style="normal" fo:font-weight="normal"/>
    </style:style>
    <style:style style:name="T39" style:family="text">
      <style:text-properties fo:color="#6a737d"/>
    </style:style>
    <style:style style:name="T40" style:family="text">
      <style:text-properties fo:color="#6a737d" style:font-name="SFMono-Regular" fo:font-style="normal" fo:font-weight="normal"/>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style:font-name="Lucida Sans Unicode" fo:font-weight="normal" style:font-weight-asian="normal"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ssignment 1</text:h>
      <text:list xml:id="list2467598796" text:style-name="L1">
        <text:list-item>
          <text:p text:style-name="P16">The minimum seek time for an HDD is 9msec, and the maximum seek time is 90msec. The block size of this HDD is 4KB. How long on average does it take to read 100MB of data?</text:p>
        </text:list-item>
        <text:list-item>
          <text:p text:style-name="P16">Describe a TCP/IP packet in detail. Describe the header, how many bytes it is, and which components it contains. What data can come after the header?</text:p>
        </text:list-item>
        <text:list-item>
          <text:p text:style-name="P16">How does the network protocol guarantee that a TCP/IP packet is complete after transmission?</text:p>
        </text:list-item>
        <text:list-item>
          <text:p text:style-name="P16">What is the difference between TCP and IP?</text:p>
        </text:list-item>
        <text:list-item>
          <text:p text:style-name="P16">Why is 3d performance so much higher with a graphics card than without? Modern CPUs are extremely fast, what is limiting their performance?</text:p>
        </text:list-item>
      </text:list>
      <text:h text:style-name="P7" text:outline-level="1"><text:bookmark text:name="user-content-assignment-2"/>Assignment 2</text:h>
      <text:p text:style-name="P1">Add interrupts to the LS-8 emul</text:p>
      <text:p text:style-name="P1"/>
      <text:p text:style-name="P1">Add interrupts to the LS-8 emulator from the Computer Architecture 1.</text:p>
      <text:p text:style-name="P1">You must have implemented a CPU stack before doing this.</text:p>
      <text:p text:style-name="P1">The CPU will have 8 interrupts, 0-7.</text:p>
      <text:list xml:id="list2392149482" text:style-name="L2">
        <text:list-item>
          <text:p text:style-name="P17">Use another numeric register, e.g. 254, for the Interrupt Status register (IS). This shows you which interrupts have occurred.</text:p>
        </text:list-item>
        <text:list-item>
          <text:p text:style-name="P17">Use yet another numeric register, e.g. 253, for the Interrupt Mask register (IM). The mask is used to block interrupts you're not interested in. Initialize this to 0 so all interrupts are blocked.</text:p>
        </text:list-item>
        <text:list-item>
          <text:p text:style-name="P18"><text:span text:style-name="T1">Set up an </text:span><text:span text:style-name="Emphasis"><text:span text:style-name="T1">interrupt vector table</text:span></text:span><text:span text:style-name="T1"> in RAM. This is a table of addresses for each of the 8 interrupts. When an interrupt occurs, the PC will jump to the address listed in the interrupt vector table for that particular interrupt.</text:span></text:p>
          <text:p text:style-name="P19"><text:span text:style-name="T1">Put the 8 addresses at the top of RAM. But remember to initialize your stack pointer to start </text:span><text:span text:style-name="Emphasis"><text:span text:style-name="T1">below</text:span></text:span><text:span text:style-name="T1"> the interrupt vector table so you don't overwrite it the first time you </text:span><text:span text:style-name="Source_20_Text"><text:span text:style-name="T2">PUSH</text:span></text:span><text:span text:style-name="T1"> or </text:span><text:span text:style-name="Source_20_Text"><text:span text:style-name="T2">CALL</text:span></text:span><text:span text:style-name="T1">.</text:span></text:p>
        </text:list-item>
      </text:list>
      <text:p text:style-name="P4"><text:soft-page-break/><text:span text:style-name="T1">The easiest interrupt to set up would be a timer interrupt. Let's call that interrupt #0. Once per second, say, it issues an interrupt that the CPU has to handle. You can use </text:span><text:span text:style-name="Source_20_Text"><text:span text:style-name="T2">setInterval()</text:span></text:span><text:span text:style-name="T1"> to set bit #0 in the IS register.</text:span></text:p>
      <text:p text:style-name="P6"><text:span text:style-name="T35">this</text:span>.reg[<text:span text:style-name="T35">IS</text:span>] <text:span text:style-name="T37">|=</text:span> <text:span text:style-name="T35">1</text:span>; <text:span text:style-name="T39">// set bit #0</text:span></text:p>
      <text:p text:style-name="P1">The CPU should check for interrupts before executing the next instruction.</text:p>
      <text:h text:style-name="P8" text:outline-level="2"><text:bookmark text:name="user-content-example"/>Example</text:h>
      <text:p text:style-name="P4"><text:span text:style-name="T1">The assembly program is interested in getting timer interrupts, so it sets the IM register (253) to </text:span><text:span text:style-name="Source_20_Text"><text:span text:style-name="T2">00000001</text:span></text:span><text:span text:style-name="T1"> with </text:span><text:span text:style-name="Source_20_Text"><text:span text:style-name="T2">SET</text:span></text:span><text:span text:style-name="T1"> and </text:span><text:span text:style-name="Source_20_Text"><text:span text:style-name="T2">SAVE</text:span></text:span><text:span text:style-name="T1">.</text:span></text:p>
      <text:p text:style-name="P4"><text:span text:style-name="T1">The </text:span><text:span text:style-name="Source_20_Text"><text:span text:style-name="T2">setInterval()</text:span></text:span><text:span text:style-name="T1"> timer fires and sets bit #0 in IS.</text:span></text:p>
      <text:p text:style-name="P4"><text:span text:style-name="T1">At the beginning of </text:span><text:span text:style-name="Source_20_Text"><text:span text:style-name="T2">tick()</text:span></text:span><text:span text:style-name="T1">, the CPU checks to see if interrupts are enabled. If not, it continues processing instructions as normal. Otherwise:</text:span></text:p>
      <text:p text:style-name="P1">Bitwise-AND the IM register with the IS register. This masks out all the interrupts we're interested in:</text:p>
      <text:p text:style-name="P6"><text:span text:style-name="T37">let</text:span> interrupts <text:span text:style-name="T37">=</text:span> <text:span text:style-name="T35">this</text:span>.reg[<text:span text:style-name="T35">IM</text:span>] <text:span text:style-name="T37">&amp;</text:span> <text:span text:style-name="T35">this</text:span>.reg[<text:span text:style-name="T35">IS</text:span>];</text:p>
      <text:p text:style-name="P4"><text:span text:style-name="T1">Step through each bit of </text:span><text:span text:style-name="Source_20_Text"><text:span text:style-name="T2">interrupts</text:span></text:span><text:span text:style-name="T1"> and see which interrupts are set.</text:span></text:p>
      <text:p text:style-name="P6"><text:span text:style-name="T37">for</text:span> (<text:span text:style-name="T37">let</text:span> i <text:span text:style-name="T37">=</text:span> <text:span text:style-name="T35">0</text:span>; i <text:span text:style-name="T37">&lt;</text:span> <text:span text:style-name="T35">8</text:span>; i<text:span text:style-name="T37">++</text:span>) {</text:p>
      <text:p text:style-name="P11"><text:s text:c="2"/><text:span text:style-name="T40">// Right shift interrupts down by i, then mask with 1 to see if that bit was set</text:span></text:p>
      <text:p text:style-name="P11"><text:s text:c="2"/><text:span text:style-name="T38">let</text:span><text:span text:style-name="T34"> interruptHappened </text:span><text:span text:style-name="T38">=</text:span><text:span text:style-name="T34"> ((interrupts </text:span><text:span text:style-name="T38">&gt;&gt;</text:span><text:span text:style-name="T34"> i) </text:span><text:span text:style-name="T38">&amp;</text:span><text:span text:style-name="T34"> </text:span><text:span text:style-name="T36">1</text:span><text:span text:style-name="T34">) </text:span><text:span text:style-name="T38">==</text:span><text:span text:style-name="T34"> </text:span><text:span text:style-name="T36">1</text:span><text:span text:style-name="T34">;</text:span></text:p>
      <text:p text:style-name="P12"/>
      <text:p text:style-name="P11"><text:s text:c="2"/><text:span text:style-name="T38">...</text:span></text:p>
      <text:p text:style-name="P10">}</text:p>
      <text:p text:style-name="P1">(If the no interrupt bits are set, then stop processing interrupts and continue executing the next instruction as per usual.)</text:p>
      <text:p text:style-name="P4"><text:span text:style-name="T1">If </text:span><text:span text:style-name="Source_20_Text"><text:span text:style-name="T2">interruptHappened</text:span></text:span><text:span text:style-name="T1">:</text:span></text:p>
      <text:p text:style-name="P1">Disable interrupts (this is just setting a boolean flag in the CPU).</text:p>
      <text:p text:style-name="P4"><text:span text:style-name="T1">Clear the bit in the </text:span><text:span text:style-name="Source_20_Text"><text:span text:style-name="T2">IS</text:span></text:span><text:span text:style-name="T1"> register for this interrupt now that we're handling it.</text:span></text:p>
      <text:p text:style-name="P4"><text:span text:style-name="T1">Push the current </text:span><text:span text:style-name="Source_20_Text"><text:span text:style-name="T2">PC</text:span></text:span><text:span text:style-name="T1"> on the stack.</text:span></text:p>
      <text:p text:style-name="P2"><text:span text:style-name="T1">Look up the address to jump to in the interrupt vector table (this will be the </text:span><text:span text:style-name="Emphasis"><text:span text:style-name="T1">i</text:span></text:span><text:span text:style-name="T1">th entry).</text:span></text:p>
      <text:p text:style-name="P4"><text:span text:style-name="T1">Set the </text:span><text:span text:style-name="Source_20_Text"><text:span text:style-name="T2">PC</text:span></text:span><text:span text:style-name="T1"> to that address.</text:span></text:p>
      <text:p text:style-name="P1">We are now handling the interrupt.</text:p>
      <text:p text:style-name="P4"><text:span text:style-name="T1">Continue processing instructions as normal until we hit an </text:span><text:span text:style-name="Source_20_Text"><text:span text:style-name="T2">RETI</text:span></text:span><text:span text:style-name="T1"> instruction (return from interrupt).</text:span></text:p>
      <text:p text:style-name="P4"><text:span text:style-name="T1">On the </text:span><text:span text:style-name="Source_20_Text"><text:span text:style-name="T2">RETI</text:span></text:span><text:span text:style-name="T1">:</text:span></text:p>
      <text:p text:style-name="P4"><text:span text:style-name="T1">Pop the stack and store the result in </text:span><text:span text:style-name="Source_20_Text"><text:span text:style-name="T2">PC</text:span></text:span><text:span text:style-name="T1">.</text:span></text:p>
      <text:p text:style-name="P5">Enable interrupts.</text:p>
      <text:p text:style-name="P9"/>
      <text:p text:style-name="P9"/>
      <text:p text:style-name="P9"/>
      <text:p text:style-name="P9"/>
      <text:p text:style-name="P14"><text:soft-page-break/></text:p>
      <text:p text:style-name="P9"><text:span text:style-name="T13">Random-access memory</text:span><text:span text:style-name="T14"> </text:span><text:span text:style-name="T13">(RAM</text:span><text:a xlink:type="simple" xlink:href="https://en.wikipedia.org/wiki/Help:IPA/English" text:style-name="Internet_20_link" text:visited-style-name="Visited_20_Internet_20_Link"><text:span text:style-name="T31">/</text:span></text:a><text:a xlink:type="simple" xlink:href="https://en.wikipedia.org/wiki/Help:IPA/English" text:style-name="Internet_20_link" text:visited-style-name="Visited_20_Internet_20_Link"><text:span text:style-name="T32">ræm</text:span></text:a><text:a xlink:type="simple" xlink:href="https://en.wikipedia.org/wiki/Help:IPA/English" text:style-name="Internet_20_link" text:visited-style-name="Visited_20_Internet_20_Link"><text:span text:style-name="T31">/</text:span></text:a><text:span text:style-name="T13">) is a form of </text:span><text:a xlink:type="simple" xlink:href="https://en.wikipedia.org/wiki/Computer_data_storage" text:style-name="Internet_20_link" text:visited-style-name="Visited_20_Internet_20_Link"><text:span text:style-name="T33">computer data storage</text:span></text:a><text:span text:style-name="T14"> </text:span><text:span text:style-name="T13">that stores </text:span><text:a xlink:type="simple" xlink:href="https://en.wikipedia.org/wiki/Data" text:style-name="Internet_20_link" text:visited-style-name="Visited_20_Internet_20_Link"><text:span text:style-name="T33">data</text:span></text:a><text:span text:style-name="T14"> </text:span><text:span text:style-name="T13">and </text:span><text:a xlink:type="simple" xlink:href="https://en.wikipedia.org/wiki/Machine_code" text:style-name="Internet_20_link" text:visited-style-name="Visited_20_Internet_20_Link"><text:span text:style-name="T33">machine code</text:span></text:a><text:span text:style-name="T14"> </text:span><text:span text:style-name="T13">currently being used. A </text:span><text:a xlink:type="simple" xlink:href="https://en.wikipedia.org/wiki/Random_access" text:style-name="Internet_20_link" text:visited-style-name="Visited_20_Internet_20_Link"><text:span text:style-name="T33">random-access</text:span></text:a><text:span text:style-name="T14"> </text:span><text:span text:style-name="T13">memory device allows </text:span><text:a xlink:type="simple" xlink:href="https://en.wikipedia.org/wiki/Data" text:style-name="Internet_20_link" text:visited-style-name="Visited_20_Internet_20_Link"><text:span text:style-name="T33">data</text:span></text:a><text:span text:style-name="T14"> </text:span><text:span text:style-name="T13">items to be </text:span><text:a xlink:type="simple" xlink:href="https://en.wikipedia.org/wiki/Read_(computer)" text:style-name="Internet_20_link" text:visited-style-name="Visited_20_Internet_20_Link"><text:span text:style-name="T33">read</text:span></text:a><text:span text:style-name="T14"> </text:span><text:span text:style-name="T13">or written in almost the same amount of time irrespective of the physical location of data inside the memory. </text:span><text:span text:style-name="T43"> </text:span></text:p>
      <text:p text:style-name="P9"><text:span text:style-name="T43"/></text:p>
      <text:p text:style-name="P9"><text:span text:style-name="T8">A </text:span><text:span text:style-name="T6">memory buffer register</text:span><text:span text:style-name="T14"> </text:span><text:span text:style-name="T8">(MBR) or </text:span><text:span text:style-name="T6">memory data register</text:span><text:span text:style-name="T14"> </text:span><text:span text:style-name="T8">(</text:span><text:span text:style-name="T6">MDR</text:span><text:span text:style-name="T8">) is the </text:span><text:a xlink:type="simple" xlink:href="https://en.wikipedia.org/wiki/Processor_register" text:style-name="Internet_20_link" text:visited-style-name="Visited_20_Internet_20_Link"><text:span text:style-name="T21">register</text:span></text:a><text:span text:style-name="T8">in a </text:span><text:a xlink:type="simple" xlink:href="https://en.wikipedia.org/wiki/Computer" text:style-name="Internet_20_link" text:visited-style-name="Visited_20_Internet_20_Link"><text:span text:style-name="T21">computer</text:span></text:a><text:span text:style-name="T8">'s processor, or </text:span><text:a xlink:type="simple" xlink:href="https://en.wikipedia.org/wiki/Central_processing_unit" text:style-name="Internet_20_link" text:visited-style-name="Visited_20_Internet_20_Link"><text:span text:style-name="T21">central processing unit</text:span></text:a><text:span text:style-name="T8">, CPU, that stores the data being transferred to and from the immediate access storage. It contains the copy of designated memory locations specified by the </text:span><text:a xlink:type="simple" xlink:href="https://en.wikipedia.org/wiki/Memory_address_register" text:style-name="Internet_20_link" text:visited-style-name="Visited_20_Internet_20_Link"><text:span text:style-name="T21">memory address register</text:span></text:a><text:span text:style-name="T8">. It acts as a </text:span><text:a xlink:type="simple" xlink:href="https://en.wikipedia.org/wiki/Buffer_(computer_science)" text:style-name="Internet_20_link" text:visited-style-name="Visited_20_Internet_20_Link"><text:span text:style-name="T21">buffer</text:span></text:a><text:span text:style-name="T14"> </text:span><text:span text:style-name="T8">allowing the processor and </text:span><text:a xlink:type="simple" xlink:href="https://en.wikipedia.org/wiki/Random_access_memory" text:style-name="Internet_20_link" text:visited-style-name="Visited_20_Internet_20_Link"><text:span text:style-name="T21">memory units</text:span></text:a><text:span text:style-name="T14"> </text:span><text:span text:style-name="T8">to act independently without being affected by minor differences in operation. A data item will be copied to the MBR ready for use at the next </text:span><text:a xlink:type="simple" xlink:href="https://en.wikipedia.org/wiki/Clock_signal" text:style-name="Internet_20_link" text:visited-style-name="Visited_20_Internet_20_Link"><text:span text:style-name="T21">clock</text:span></text:a><text:span text:style-name="T14"> </text:span><text:span text:style-name="T8">cycle, when it can be either used by the processor for reading or writing or stored in main memory after being written.</text:span><text:span text:style-name="T43"> </text:span></text:p>
      <text:p text:style-name="P9"><text:span text:style-name="T43"/></text:p>
      <text:p text:style-name="P15"><text:span text:style-name="T8">In a </text:span><text:a xlink:type="simple" xlink:href="https://en.wikipedia.org/wiki/Computer" text:style-name="Internet_20_link" text:visited-style-name="Visited_20_Internet_20_Link"><text:span text:style-name="T22">computer</text:span></text:a><text:span text:style-name="T8">, the </text:span><text:span text:style-name="T6">Memory Address Register</text:span><text:span text:style-name="T8"> (</text:span><text:span text:style-name="T6">MAR</text:span><text:span text:style-name="T8">)</text:span><text:bookmark text:name="cite_ref-1"/><text:a xlink:type="simple" xlink:href="https://en.wikipedia.org/wiki/Memory_address_register#cite_note-1" text:style-name="Internet_20_link" text:visited-style-name="Visited_20_Internet_20_Link"><text:span text:style-name="T27">[1]</text:span></text:a><text:span text:style-name="T8"> is the </text:span><text:a xlink:type="simple" xlink:href="https://en.wikipedia.org/wiki/Central_processing_unit" text:style-name="Internet_20_link" text:visited-style-name="Visited_20_Internet_20_Link"><text:span text:style-name="T22">CPU</text:span></text:a><text:span text:style-name="T8"> register that either stores the </text:span><text:a xlink:type="simple" xlink:href="https://en.wikipedia.org/wiki/Memory_address" text:style-name="Internet_20_link" text:visited-style-name="Visited_20_Internet_20_Link"><text:span text:style-name="T22">memory address</text:span></text:a><text:span text:style-name="T8"> from which data will be fetched to the CPU or the address to which data will be sent and stored.</text:span></text:p>
      <text:p text:style-name="P20"><text:span text:style-name="T7">In other words, MAR holds the memory location of data that needs to be accessed. When reading from memory, data addressed by MAR is fed into the MDR (</text:span><text:a xlink:type="simple" xlink:href="https://en.wikipedia.org/wiki/Memory_data_register" text:style-name="Internet_20_link" text:visited-style-name="Visited_20_Internet_20_Link"><text:span text:style-name="T18">memory data register</text:span></text:a><text:span text:style-name="T7">) and then used by the CPU. When writing to memory, the CPU writes data from MDR to the memory location whose address is stored in MAR. MAR which is found inside the CPU goes either to the RAM(Random Access Memory or Cache)</text:span></text:p>
      <text:p text:style-name="P9"><text:span text:style-name="T43"/></text:p>
      <text:p text:style-name="P9"><text:span text:style-name="T43"/></text:p>
      <text:p text:style-name="P9"><text:span text:style-name="T43"/></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00:59:35.323000000</meta:creation-date>
    <meta:editing-duration>PT10M5S</meta:editing-duration>
    <meta:editing-cycles>2</meta:editing-cycles>
    <meta:generator>LibreOffice/5.3.7.2$Windows_X86_64 LibreOffice_project/6b8ed514a9f8b44d37a1b96673cbbdd077e24059</meta:generator>
    <dc:date>2017-12-08T01:09:14.325000000</dc:date>
    <meta:document-statistic meta:table-count="0" meta:image-count="0" meta:object-count="0" meta:page-count="3" meta:paragraph-count="46" meta:word-count="854" meta:character-count="4781" meta:non-whitespace-character-count="3973"/>
  </office:meta>
</office:document-meta>
</file>